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8891"/>
    </style:style>
    <style:style style:name="P2" style:family="paragraph" style:parent-style-name="Text_20_body">
      <style:text-properties style:font-name="Ubuntu" officeooo:rsid="000c53b5" officeooo:paragraph-rsid="000c53b5"/>
    </style:style>
    <style:style style:name="P3" style:family="paragraph" style:parent-style-name="Text_20_body">
      <style:text-properties fo:color="#ff6600" style:font-name="Ubuntu" fo:font-style="italic" fo:font-weight="bold" officeooo:rsid="001038fb" officeooo:paragraph-rsid="001038fb" style:font-style-asian="italic" style:font-weight-asian="bold" style:font-style-complex="italic" style:font-weight-complex="bold"/>
    </style:style>
    <style:style style:name="P4" style:family="paragraph" style:parent-style-name="Heading_20_1">
      <style:text-properties officeooo:rsid="00058891" officeooo:paragraph-rsid="00058891"/>
    </style:style>
    <style:style style:name="T1" style:family="text">
      <style:text-properties officeooo:rsid="000e33ef"/>
    </style:style>
    <style:style style:name="T2" style:family="text">
      <style:text-properties officeooo:rsid="0011f1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RUEBAS CAJA BLANCA</text:h>
      <text:p text:style-name="P1"/>
      <text:p text:style-name="P2">La prueba de caja blanca se basa en el examen cercano <text:span text:style-name="T1">de los detalles de procedimiento, como las rutas lógicas a través del software y las colaboraciones entre componentes poniendo a prueba sus condiciones y bucles.</text:span></text:p>
      <text:p text:style-name="P2"/>
      <text:p text:style-name="P3">P. 414 - <text:span text:style-name="T2">Pressm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7-12-12T09:52:21.259725086</dc:date>
    <meta:editing-duration>PT2M17S</meta:editing-duration>
    <meta:editing-cycles>12</meta:editing-cycles>
    <meta:document-statistic meta:table-count="0" meta:image-count="0" meta:object-count="0" meta:page-count="1" meta:paragraph-count="3" meta:word-count="43" meta:character-count="251" meta:non-whitespace-character-count="211"/>
  </office:meta>
</office:document-meta>
</file>